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4c747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60437b" officeooo:paragraph-rsid="0060437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3ba037" officeooo:paragraph-rsid="003f55c1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officeooo:paragraph-rsid="004c7478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1a9a1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1a9a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4c7478"/>
    </style:style>
    <style:style style:name="P11" style:family="paragraph" style:parent-style-name="Standard">
      <style:paragraph-properties fo:text-align="start" style:justify-single-word="false"/>
      <style:text-properties officeooo:paragraph-rsid="0061a9a1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f2c30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dc52c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c7478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DejaVu Sans Condensed" officeooo:paragraph-rsid="004c7478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officeooo:rsid="0052272c" officeooo:paragraph-rsid="0052272c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e5f2b" officeooo:paragraph-rsid="005e5f2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font-name="DejaVu Sans Condensed" fo:font-size="12pt" fo:font-style="normal" fo:font-weight="normal" officeooo:rsid="005e5f2b" officeooo:paragraph-rsid="005e5f2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52272c" officeooo:paragraph-rsid="0052272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c7478" officeooo:paragraph-rsid="004c747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4c7478" officeooo:paragraph-rsid="005126e7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3f55c1" officeooo:paragraph-rsid="003f55c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126e7" officeooo:paragraph-rsid="005126e7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5e1e1" officeooo:paragraph-rsid="0045e1e1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style:font-name="DejaVu Sans Condensed" fo:font-size="12pt" fo:font-style="normal" fo:font-weight="normal" officeooo:rsid="00427eb0" officeooo:paragraph-rsid="004c7478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ba037" officeooo:paragraph-rsid="003f2c30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ba037" officeooo:paragraph-rsid="005d1eae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" officeooo:rsid="003ba037" officeooo:paragraph-rsid="0055eddf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DejaVu Sans Condensed" officeooo:rsid="003ba037" officeooo:paragraph-rsid="003f2c30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DejaVu Sans Condensed" officeooo:rsid="003ba037" officeooo:paragraph-rsid="004c7478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DejaVu Sans Condensed" officeooo:rsid="003ba037" officeooo:paragraph-rsid="004c7478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DejaVu Sans Condensed" officeooo:rsid="004c7478" officeooo:paragraph-rsid="004c7478"/>
    </style:style>
    <style:style style:name="P33" style:family="paragraph" style:parent-style-name="Standard" style:list-style-name="L5">
      <style:paragraph-properties fo:text-align="start" style:justify-single-word="false"/>
      <style:text-properties style:font-name="DejaVu Sans Condensed" officeooo:rsid="004c7478" officeooo:paragraph-rsid="005126e7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52272c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55eddf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5843af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52272c" officeooo:paragraph-rsid="005227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6a34c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59a421" style:font-style-asian="normal" style:font-style-complex="normal"/>
    </style:style>
    <style:style style:name="T5" style:family="text">
      <style:text-properties fo:font-style="normal" officeooo:rsid="005b4052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3f55c1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4c7478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59a421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60c6c5" style:font-style-asian="normal" style:font-weight-asian="bold" style:font-style-complex="normal" style:font-weight-complex="bold"/>
    </style:style>
    <style:style style:name="T1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normal" fo:font-weight="bold" officeooo:rsid="003011de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normal" fo:font-weight="bold" officeooo:rsid="003f2c30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fo:font-weight="bold" officeooo:rsid="003f55c1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fo:font-weight="bold" officeooo:rsid="00324557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style="normal" fo:font-weight="bold" officeooo:rsid="003ba037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size="12pt" fo:font-style="normal" fo:font-weight="bold" officeooo:rsid="004c7478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size="12pt" fo:font-style="normal" fo:font-weight="bold" officeooo:rsid="005126e7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size="12pt" fo:font-style="normal" fo:font-weight="bold" officeooo:rsid="004dc52c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size="12pt" fo:font-style="normal" fo:font-weight="bold" officeooo:rsid="0057449f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324557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03ba037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34070a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4c7478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4dc52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5126e7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052272c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55eddf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57449f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3f2c30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4c2aca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4c7478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632ae2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644fd6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DejaVu Sans Condensed" fo:font-size="12pt" fo:font-style="normal" fo:font-weight="bold" officeooo:rsid="003011de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DejaVu Sans Condensed" fo:font-size="12pt" fo:font-style="normal" fo:font-weight="bold" officeooo:rsid="003f2c3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DejaVu Sans Condensed" fo:font-size="12pt" fo:font-style="normal" fo:font-weight="bold" officeooo:rsid="004c7478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DejaVu Sans Condensed" fo:font-size="12pt" fo:font-style="normal" fo:font-weight="bold" officeooo:rsid="0052272c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DejaVu Sans Condensed" fo:font-size="12pt" fo:font-style="normal" fo:font-weight="normal" officeooo:rsid="003f55c1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DejaVu Sans Condensed" fo:font-size="12pt" fo:font-style="normal" fo:font-weight="normal" officeooo:rsid="00541988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DejaVu Sans Condensed" fo:font-size="12pt" fo:font-style="normal" fo:font-weight="normal" officeooo:rsid="004dc52c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DejaVu Sans Condensed" fo:font-size="12pt" fo:font-style="normal" fo:font-weight="normal" officeooo:rsid="0052272c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DejaVu Sans Condensed" fo:font-size="12pt" fo:font-style="normal" fo:font-weight="normal" officeooo:rsid="0057449f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DejaVu Sans Condensed" fo:font-size="12pt" fo:font-style="normal" fo:font-weight="normal" officeooo:rsid="005843af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DejaVu Sans Condensed" fo:font-size="12pt" fo:font-style="normal" fo:font-weight="normal" officeooo:rsid="0059728d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officeooo:rsid="0056a34c"/>
    </style:style>
    <style:style style:name="T52" style:family="text">
      <style:text-properties style:text-line-through-style="none" style:text-line-through-type="none" style:font-name="DejaVu Sans Condensed" fo:font-size="12pt" fo:font-style="normal" fo:font-weight="normal" officeooo:rsid="0043e43c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text-line-through-style="none" style:text-line-through-type="none" style:font-name="DejaVu Sans Condensed" fo:font-size="12pt" fo:font-style="normal" fo:font-weight="normal" officeooo:rsid="003f55c1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text-line-through-style="none" style:text-line-through-type="none" style:font-name="DejaVu Sans Condensed" fo:font-size="12pt" fo:font-style="normal" fo:font-weight="normal" officeooo:rsid="003f2c3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text-line-through-style="none" style:text-line-through-type="none" style:font-name="DejaVu Sans Condensed" fo:font-size="12pt" fo:font-style="normal" fo:font-weight="normal" officeooo:rsid="0055eddf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text-line-through-style="none" style:text-line-through-type="none" style:font-name="DejaVu Sans Condensed" fo:font-size="12pt" fo:font-style="normal" fo:font-weight="normal" officeooo:rsid="0057449f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text-line-through-style="none" style:text-line-through-type="none" style:font-name="DejaVu Sans Condensed" fo:font-size="12pt" fo:font-style="normal" fo:font-weight="bold" officeooo:rsid="003f2c30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style:text-line-through-style="none" style:text-line-through-type="none" style:font-name="DejaVu Sans Condensed" fo:font-size="12pt" fo:font-style="normal" fo:font-weight="bold" officeooo:rsid="003f55c1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style:text-line-through-style="none" style:text-line-through-type="none" style:font-name="DejaVu Sans Condensed" fo:font-size="12pt" fo:font-style="normal" fo:font-weight="bold" officeooo:rsid="005126e7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60">xx</text:span> - Controls</text:p>
          </table:table-cell>
          <table:table-cell table:style-name="Table1.B1" office:value-type="string">
            <text:p text:style-name="P9">2xx - Ground</text:p>
          </table:table-cell>
          <table:table-cell table:style-name="Table1.B1" office:value-type="string">
            <text:p text:style-name="P9">3xx - Flight</text:p>
          </table:table-cell>
          <table:table-cell table:style-name="Table1.B1" office:value-type="string">
            <text:p text:style-name="P9">4xx - A2A</text:p>
          </table:table-cell>
          <table:table-cell table:style-name="Table1.E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11"><text:span text:style-name="T34">5</text:span><text:span text:style-name="T35">0</text:span><text:span text:style-name="T37">9</text:span><text:span text:style-name="T31"> - </text:span><text:span text:style-name="T32">A/G</text:span><text:span text:style-name="T35"> - </text:span><text:span text:style-name="T33">AGM-62 Walleye</text:span></text:p>
      <text:p text:style-name="P1"/>
      <text:p text:style-name="P2"><text:span text:style-name="T1">Master Arm</text:span> ... <text:span text:style-name="T1">ON</text:span></text:p>
      <text:p text:style-name="P2"><text:span text:style-name="T1">Master Mode</text:span> ... <text:span text:style-name="T1">A/G</text:span></text:p>
      <text:p text:style-name="P3"/>
      <text:p text:style-name="P4"><text:span text:style-name="T7">Recommended parameters: range 1</text:span><text:span text:style-name="T8">2</text:span><text:span text:style-name="T7"> nmi</text:span><text:span text:style-name="T8"> at </text:span><text:span text:style-name="T7">20,000 ft</text:span><text:span text:style-name="T8">, 18 nmi at 30,000 ft</text:span></text:p>
      <text:p text:style-name="P5"><text:span text:style-name="T8">S</text:span><text:span text:style-name="T6">eeker head is optical, not IR.</text:span><text:span text:style-name="T10"> <text:s/>2000 lb linear shaped charge warhead.</text:span></text:p>
      <text:p text:style-name="P3"/>
      <text:p text:style-name="P10"><text:span text:style-name="T39">AGM-62 Walleye </text:span><text:span text:style-name="T40">II </text:span><text:span text:style-name="T41">with AAW-13 datalink pod (fire-and-forget or man-in-the-loop guidance)</text:span></text:p>
      <text:list xml:id="list1085871319" text:style-name="L1">
        <text:list-item>
          <text:p text:style-name="P12"><text:span text:style-name="T22">On </text:span><text:span text:style-name="T15">left MFD</text:span><text:span text:style-name="T22">, go to </text:span><text:span text:style-name="T15">STORES</text:span><text:span text:style-name="T22"> page, </text:span><text:span text:style-name="T23">press</text:span><text:span text:style-name="T22"> </text:span><text:span text:style-name="T16">WEDL</text:span><text:span text:style-name="T23"> </text:span><text:span text:style-name="T24">OSB</text:span><text:span text:style-name="T22">. <text:s/></text:span><text:span text:style-name="T23">It will be boxed and crossed out</text:span><text:span text:style-name="T28"> (because no target locked yet)</text:span><text:span text:style-name="T23">.</text:span></text:p>
        </text:list-item>
        <text:list-item>
          <text:p text:style-name="P13"><text:span text:style-name="T23">N</text:span><text:span text:style-name="T26">ote which station the selected Walleye is on (default is station </text:span><text:span text:style-name="T19">8</text:span><text:span text:style-name="T26">).</text:span></text:p>
        </text:list-item>
        <text:list-item>
          <text:p text:style-name="P16"><text:span text:style-name="T21">Press </text:span><text:span text:style-name="T11">WEDL</text:span><text:span text:style-name="T21"> OSB again and you should see the Walleye video feed.</text:span></text:p>
        </text:list-item>
      </text:list>
      <text:list text:style-name="L2">
        <text:list-item>
          <text:list>
            <text:list-item>
              <text:p text:style-name="P17">NOTE: Walleye may take up to 3 minutes to warm up. <text:s/>If you don't see the video feed, wait.</text:p>
            </text:list-item>
          </text:list>
        </text:list-item>
      </text:list>
      <text:list xml:id="list230533916649533" text:continue-list="list1085871319" text:style-name="L1">
        <text:list-item>
          <text:p text:style-name="P28"><text:span text:style-name="T21">Press </text:span><text:span text:style-name="T11">INST</text:span><text:span text:style-name="T21"> OSB for instantaneous fuzing, or </text:span><text:span text:style-name="T11">DLY</text:span><text:span text:style-name="T21"> OSB for delay fuzing.</text:span><text:span text:style-name="T29"> <text:s/>This must be done before activating the datalink (next step).</text:span></text:p>
        </text:list-item>
        <text:list-item>
          <text:p text:style-name="P14"><text:span text:style-name="T23">Press </text:span><text:span text:style-name="T13">DL13</text:span><text:span text:style-name="T23"> OSB.</text:span><text:span text:style-name="T26"> <text:s/>Now both it and </text:span><text:span text:style-name="T19">WEDL</text:span><text:span text:style-name="T26"> will be boxed.</text:span></text:p>
        </text:list-item>
        <text:list-item>
          <text:p text:style-name="P34"><text:span text:style-name="T46">T</text:span><text:span text:style-name="T47">op left corner of the MFD should say </text:span><text:span text:style-name="T42">RDY STA 8</text:span><text:span text:style-name="T47"> (or </text:span><text:span text:style-name="T42">2</text:span><text:span text:style-name="T47">). <text:s/>This means </text:span><text:span text:style-name="T48">the datalink is not paired to the selected weapon station.</text:span></text:p>
        </text:list-item>
        <text:list-item>
          <text:p text:style-name="P19">Pair the datalink pod with the weapon:</text:p>
          <text:list>
            <text:list-item>
              <text:p text:style-name="P35"><text:span text:style-name="T52">Press</text:span><text:span text:style-name="T53"> </text:span><text:span text:style-name="T57">WPN</text:span><text:span text:style-name="T54"> OSB, </text:span><text:span text:style-name="T53">then </text:span><text:span text:style-name="T58">on the left side</text:span><text:span text:style-name="T53"> </text:span><text:span text:style-name="T52">press </text:span><text:span text:style-name="T53">one of the </text:span><text:span text:style-name="T58">WEDL</text:span><text:span text:style-name="T53"> OSBs. <text:s/>Top one is </text:span><text:span text:style-name="T58">Station </text:span><text:span text:style-name="T59">2</text:span><text:span text:style-name="T53"> and bottom one is </text:span><text:span text:style-name="T58">Station </text:span><text:span text:style-name="T59">8</text:span><text:span text:style-name="T53">.</text:span><text:span text:style-name="T55"> <text:s/>Select the </text:span><text:span text:style-name="T56">station that was active in step 2.</text:span></text:p>
            </text:list-item>
            <text:list-item>
              <text:p text:style-name="P37"><text:span text:style-name="T44">W</text:span><text:span text:style-name="T43">hen done, MFD should say </text:span><text:span text:style-name="T38">RDY <text:s text:c="2"/>WEDL</text:span><text:span text:style-name="T43">.</text:span><text:span text:style-name="T45"> <text:s/>This means you're seeing the feed through the datalink.</text:span></text:p>
            </text:list-item>
          </text:list>
        </text:list-item>
        <text:list-item>
          <text:p text:style-name="P29"><text:span text:style-name="T21">Set </text:span><text:span text:style-name="T11">SOI</text:span><text:span text:style-name="T21"> to </text:span><text:span text:style-name="T20">left </text:span><text:span text:style-name="T11">MFD</text:span><text:span text:style-name="T21"> with video feed.</text:span></text:p>
        </text:list-item>
        <text:list-item>
          <text:p text:style-name="P30"><text:span text:style-name="T21">Press </text:span><text:span text:style-name="T11">Cage/Uncage</text:span><text:span text:style-name="T21"> button (</text:span><text:span text:style-name="T11">Rear Thumb Button</text:span><text:span text:style-name="T21">) to uncage Walleye seeker</text:span><text:span text:style-name="T25">.</text:span></text:p>
        </text:list-item>
      </text:list>
      <text:list text:style-name="L3">
        <text:list-item>
          <text:list>
            <text:list-item>
              <text:p text:style-name="P20">If you have a <text:span text:style-name="T1">designated target</text:span>, the seeker will automatically slew to the target and <text:span text:style-name="T1">you will not be able to slew</text:span> the crosshairs manually.</text:p>
            </text:list-item>
            <text:list-item>
              <text:p text:style-name="P32"><text:span text:style-name="T21">To allow </text:span><text:span text:style-name="T11">manual slewing</text:span><text:span text:style-name="T21">, </text:span><text:span text:style-name="T11">undesignate</text:span><text:span text:style-name="T21"> the target with </text:span><text:span text:style-name="T11">Flip Down Trigger press</text:span><text:span text:style-name="T21">. <text:s/>The Walleye seeker will remain pointed at the same place, but now you can slew it manually.</text:span></text:p>
            </text:list-item>
          </text:list>
        </text:list-item>
      </text:list>
      <text:list xml:id="list230535124349832" text:continue-list="list230533916649533" text:style-name="L1">
        <text:list-item>
          <text:p text:style-name="P29"><text:span text:style-name="T21">Press and hold </text:span><text:span text:style-name="T11">TDC press</text:span><text:span text:style-name="T21"> while moving TDC stick to slew. <text:s/></text:span><text:span text:style-name="T11">Release TDC press</text:span><text:span text:style-name="T21"> to attempt </text:span><text:span text:style-name="T30">contrast </text:span><text:span text:style-name="T21">lock. <text:s/>When locked, </text:span><text:span text:style-name="T11">WEDL</text:span><text:span text:style-name="T21"> will no longer be crossed out. <text:s/></text:span><text:span text:style-name="T14">Lock is not required when using datalink pod.</text:span></text:p>
        </text:list-item>
        <text:list-item>
          <text:p text:style-name="P26"><text:span text:style-name="T4">HUD gives </text:span><text:span text:style-name="T9">TTMR</text:span><text:span text:style-name="T4"> (Time To Max Range) countdown.</text:span><text:span text:style-name="T5"> <text:s/>When in range, p</text:span><text:span text:style-name="T3">ress </text:span><text:span text:style-name="T6">Red Button</text:span><text:span text:style-name="T3"> to drop.</text:span></text:p>
        </text:list-item>
        <text:list-item>
          <text:p text:style-name="P22">While bomb is falling, use TDC stick to guide it or change target lock. <text:s/>Walleye does not glide well and loses energy quickly, so don't maneuver too much.<text:span text:style-name="T51"> <text:s/></text:span><text:span text:style-name="T2">Recommended to get contrast lock as far out as possible and then don't touch it.</text:span></text:p>
        </text:list-item>
      </text:list>
      <text:list text:style-name="L4">
        <text:list-item>
          <text:list>
            <text:list-item>
              <text:p text:style-name="P23">Walleye may overshoot target. <text:s/>Watch the white box and make sure it will be centered and hidden behind the center crosshairs at impact. <text:s/>You may need to steer it manually down to compensate.</text:p>
            </text:list-item>
          </text:list>
        </text:list-item>
      </text:list>
      <text:list xml:id="list230535729491549" text:continue-list="list230535124349832" text:style-name="L1">
        <text:list-item>
          <text:p text:style-name="P24">Press the <text:span text:style-name="T1">A ANT</text:span> OSB to use the aft antenna on the AWW-13 if you're flying away from the target.</text:p>
        </text:list-item>
        <text:list-item>
          <text:p text:style-name="P36"><text:span text:style-name="T49">Datalink video quality gets worse with distance </text:span><text:span text:style-name="T50">and</text:span><text:span text:style-name="T49"> when not facing the weapon with the selected antenna.</text:span></text:p>
        </text:list-item>
      </text:list>
      <text:p text:style-name="P6"/>
      <text:p text:style-name="P7"><text:span text:style-name="T12">AGM-62 Walleye </text:span><text:span text:style-name="T13">II </text:span><text:span text:style-name="T17">without AAW-13 datalink pod (fire-and-forget)</text:span></text:p>
      <text:list xml:id="list3490994637" text:style-name="L5">
        <text:list-item>
          <text:p text:style-name="P15"><text:span text:style-name="T22">On left MFD, go to </text:span><text:span text:style-name="T15">STORES</text:span><text:span text:style-name="T22"> page, </text:span><text:span text:style-name="T23">press</text:span><text:span text:style-name="T22"> </text:span><text:span text:style-name="T16">WEDL</text:span><text:span text:style-name="T23"> </text:span><text:span text:style-name="T24">OSB</text:span><text:span text:style-name="T22">. <text:s/></text:span><text:span text:style-name="T23">It will be boxed and crossed out.</text:span></text:p>
        </text:list-item>
        <text:list-item>
          <text:p text:style-name="P31"><text:span text:style-name="T21">Press </text:span><text:span text:style-name="T11">WEDL</text:span><text:span text:style-name="T21"> OSB again to show Walleye video feed.</text:span></text:p>
        </text:list-item>
      </text:list>
      <text:list text:style-name="L6">
        <text:list-item>
          <text:list>
            <text:list-item>
              <text:p text:style-name="P18">NOTE: Walleye may take up to 3 minutes to warm up. <text:s/>If you don't see the video feed, wait.</text:p>
            </text:list-item>
          </text:list>
        </text:list-item>
      </text:list>
      <text:list xml:id="list230533760846245" text:continue-list="list3490994637" text:style-name="L5">
        <text:list-item>
          <text:p text:style-name="P31"><text:span text:style-name="T21">Press </text:span><text:span text:style-name="T11">INST</text:span><text:span text:style-name="T21"> OSB for instantaneous fuzing, or </text:span><text:span text:style-name="T11">DLY</text:span><text:span text:style-name="T21"> OSB for delay fuzing.</text:span></text:p>
        </text:list-item>
        <text:list-item>
          <text:p text:style-name="P31"><text:span text:style-name="T21">Set </text:span><text:span text:style-name="T11">SOI</text:span><text:span text:style-name="T21"> to MFD with video feed.</text:span></text:p>
        </text:list-item>
        <text:list-item>
          <text:p text:style-name="P31"><text:span text:style-name="T21">Press </text:span><text:span text:style-name="T11">Cage/Uncage</text:span><text:span text:style-name="T21"> button (</text:span><text:span text:style-name="T11">Rear Thumb Button</text:span><text:span text:style-name="T21">) to uncage Walleye seeker</text:span><text:span text:style-name="T27">.</text:span></text:p>
          <text:list>
            <text:list-item>
              <text:p text:style-name="P21">If you have a designated target, the seeker will automatically slew to the target and <text:span text:style-name="T1">you will not be able to slew</text:span> the crosshairs manually.</text:p>
            </text:list-item>
            <text:list-item>
              <text:p text:style-name="P33"><text:span text:style-name="T27">To allow </text:span><text:span text:style-name="T18">manual slewing</text:span><text:span text:style-name="T27">, </text:span><text:span text:style-name="T18">undesignate</text:span><text:span text:style-name="T27"> the target with </text:span><text:span text:style-name="T18">Flip Down Trigger press</text:span><text:span text:style-name="T27">. <text:s/>The Walleye seeker will remain pointed at the same place, but now you can slew it manually.</text:span></text:p>
            </text:list-item>
          </text:list>
        </text:list-item>
      </text:list>
      <text:list text:style-name="L7">
        <text:list-item>
          <text:list>
            <text:list-item>
              <text:p text:style-name="P25">To re-cage, press and hold <text:span text:style-name="T1">CRAB</text:span> OSB (Caging Retention And Boresight) until it says CAGED in top right.</text:p>
            </text:list-item>
          </text:list>
        </text:list-item>
      </text:list>
      <text:list xml:id="list230534468176544" text:continue-list="list230533760846245" text:style-name="L5">
        <text:list-item>
          <text:p text:style-name="P31"><text:span text:style-name="T21">Press and hold </text:span><text:span text:style-name="T11">TDC press</text:span><text:span text:style-name="T21"> while moving TDC stick to slew. <text:s/></text:span><text:span text:style-name="T11">Release TDC press</text:span><text:span text:style-name="T21"> to attempt lock. <text:s/>When locked, </text:span><text:span text:style-name="T11">WEDL</text:span><text:span text:style-name="T21"> will no longer be crossed out.</text:span></text:p>
        </text:list-item>
        <text:list-item>
          <text:p text:style-name="P27"><text:span text:style-name="T4">HUD gives </text:span><text:span text:style-name="T9">TTMR</text:span><text:span text:style-name="T4"> (Time To Max Range) countdown.</text:span><text:span text:style-name="T5"> <text:s/>When in range, p</text:span><text:span text:style-name="T3">ress </text:span><text:span text:style-name="T6">Red Button</text:span><text:span text:style-name="T3"> to drop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9T23:05:33.568000000</dc:date>
    <meta:editing-duration>PT15H14M50S</meta:editing-duration>
    <meta:editing-cycles>69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4" meta:word-count="711" meta:character-count="3775" meta:non-whitespace-character-count="3113"/>
  </office:meta>
</office:document-meta>
</file>